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2"/>
      <text:p text:style-name="P22">Si no s'indica una altra cosa, el format d'enntrega de tasques és en document PDF.</text:p>
      <text:p text:style-name="P3"/>
      <text:p text:style-name="P14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227550576152476967" text:style-name="L1">
        <text:list-item>
          <text:p text:style-name="P31">Nom </text:p>
        </text:list-item>
        <text:list-item>
          <text:p text:style-name="P31">Sistema operatiu del PC utilitzat a casa</text:p>
        </text:list-item>
      </text:list>
      <text:p text:style-name="P23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5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4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6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5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7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26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8"/>
      <text:p text:style-name="P29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2"/>
      <text:p text:style-name="P12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2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9"/>
      <text:p text:style-name="P19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apunts/unitat_3_serie_paralelo/tasca_6.pdf"><text:span text:style-name="T11">exercicis</text:span></text:a>.</text:p>
      <text:p text:style-name="P13"/>
      <text:p text:style-name="P13"/>
      <text:p text:style-name="P13">Entregar en format pdf.<text:line-break/><text:line-break/>Indicar el nom en el full amb la tarea.</text:p>
      <text:p text:style-name="P13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9"/>
      <text:p text:style-name="P20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7.pdf"><text:span text:style-name="T5">exercici</text:span></text:a><text:span text:style-name="T5">.</text:span></text:p>
      <text:p text:style-name="P27"/>
      <text:p text:style-name="P10">El termini d'entrega és di<text:span text:style-name="T6">lluns</text:span> <text:span text:style-name="T12">28</text:span>/<text:span text:style-name="T5">10</text:span>/24 .</text:p>
      <text:p text:style-name="P10"/>
      <text:p text:style-name="P10"/>
      <text:p text:style-name="P21"/>
      <text:p text:style-name="P30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8.pdf"><text:span text:style-name="T5">exercici</text:span></text:a><text:span text:style-name="T5">.</text:span></text:p>
      <text:p text:style-name="P28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9T07:56:27.768718509</dc:date>
    <meta:editing-duration>PT5M20S</meta:editing-duration>
    <meta:editing-cycles>20</meta:editing-cycles>
    <meta:document-statistic meta:table-count="0" meta:image-count="0" meta:object-count="0" meta:page-count="3" meta:paragraph-count="31" meta:word-count="315" meta:character-count="1988" meta:non-whitespace-character-count="1698"/>
  </office:meta>
</office:document-meta>
</file>